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ans3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1.8in" fo:margin-top="0in" fo:margin-bottom="0in" table:align="center" fo:background-color="transparent" style:may-break-between-rows="true" style:writing-mode="page" table:border-model="collapsing">
        <style:background-image/>
      </style:table-properties>
    </style:style>
    <style:style style:name="Table1.A" style:family="table-column">
      <style:table-column-properties style:column-width="0.9111in"/>
    </style:style>
    <style:style style:name="Table1.B" style:family="table-column">
      <style:table-column-properties style:column-width="0.8889in"/>
    </style:style>
    <style:style style:name="Table1.1" style:family="table-row">
      <style:table-row-properties style:min-row-height="0.1771in" fo:background-color="transparent" fo:keep-together="auto">
        <style:background-image/>
      </style:table-row-properties>
    </style:style>
    <style:style style:name="Table1.A1" style:family="table-cell">
      <style:table-cell-properties style:vertical-align="bottom"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2" style:family="table-row">
      <style:table-row-properties style:min-row-height="0.1771in" fo:keep-together="auto"/>
    </style:style>
    <style:style style:name="Table1.A2" style:family="table-cell">
      <style:table-cell-properties style:vertical-align="bottom" fo:background-color="transparent" fo:padding="0in" fo:border="none" style:writing-mode="page">
        <style:background-image/>
      </style:table-cell-properties>
    </style:style>
    <style:style style:name="Table1.3" style:family="table-row">
      <style:table-row-properties style:min-row-height="0.1771in" fo:keep-together="auto"/>
    </style:style>
    <style:style style:name="Table1.4" style:family="table-row">
      <style:table-row-properties style:min-row-height="0.1771in" fo:keep-together="auto"/>
    </style:style>
    <style:style style:name="Table1.5" style:family="table-row">
      <style:table-row-properties style:min-row-height="0.1771in" fo:keep-together="auto"/>
    </style:style>
    <style:style style:name="Table1.6" style:family="table-row">
      <style:table-row-properties style:min-row-height="0.1771in" fo:keep-together="auto"/>
    </style:style>
    <style:style style:name="Table1.7" style:family="table-row">
      <style:table-row-properties style:min-row-height="0.1771in" fo:keep-together="auto"/>
    </style:style>
    <style:style style:name="Table1.8" style:family="table-row">
      <style:table-row-properties style:min-row-height="0.1771in" fo:keep-together="auto"/>
    </style:style>
    <style:style style:name="Table1.9" style:family="table-row">
      <style:table-row-properties style:min-row-height="0.1771in" fo:keep-together="auto"/>
    </style:style>
    <style:style style:name="Table1.10" style:family="table-row">
      <style:table-row-properties style:min-row-height="0.1771in" fo:keep-together="auto"/>
    </style:style>
    <style:style style:name="Table1.A10" style:family="table-cell">
      <style:table-cell-properties style:vertical-align="bottom"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Text_20_body">
      <style:text-properties officeooo:rsid="001702d9" officeooo:paragraph-rsid="001702d9"/>
    </style:style>
    <style:style style:name="P2" style:family="paragraph" style:parent-style-name="Text_20_body">
      <style:text-properties officeooo:rsid="0017c5fa" officeooo:paragraph-rsid="0017c5fa"/>
    </style:style>
    <style:style style:name="P3" style:family="paragraph" style:parent-style-name="Text_20_body">
      <style:paragraph-properties fo:text-align="center" style:justify-single-word="false"/>
      <style:text-properties fo:font-size="16pt" fo:font-style="normal" fo:font-weight="bold" officeooo:rsid="0017c5fa" officeooo:paragraph-rsid="001702d9" style:font-style-asian="normal" style:font-weight-asian="bold" style:font-style-complex="normal" style:font-weight-complex="bold"/>
    </style:style>
    <style:style style:name="P4" style:family="paragraph" style:parent-style-name="Text_20_body">
      <style:text-properties fo:font-style="italic" officeooo:rsid="001b0ae4" officeooo:paragraph-rsid="001b0ae4" style:font-style-asian="italic" style:font-style-complex="italic"/>
    </style:style>
    <style:style style:name="P5" style:family="paragraph" style:parent-style-name="Standard">
      <style:text-properties fo:font-style="normal" officeooo:rsid="0035317b" officeooo:paragraph-rsid="0035317b" style:font-style-asian="normal" style:font-style-complex="normal"/>
    </style:style>
    <style:style style:name="P6" style:family="paragraph" style:parent-style-name="Text_20_body">
      <style:text-properties fo:font-style="normal" officeooo:rsid="0035317b" officeooo:paragraph-rsid="0035317b" style:font-style-asian="normal" style:font-style-complex="normal"/>
    </style:style>
    <style:style style:name="P7" style:family="paragraph" style:parent-style-name="Text_20_body">
      <style:text-properties fo:font-style="normal" officeooo:rsid="003625c1" officeooo:paragraph-rsid="003625c1" style:font-style-asian="normal" style:font-style-complex="normal"/>
    </style:style>
    <style:style style:name="P8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style:font-size-asian="12pt" style:font-style-asian="italic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ext_20_body">
      <style:paragraph-properties fo:text-align="center" style:justify-single-word="false"/>
      <style:text-properties fo:font-size="14pt" fo:font-style="italic" officeooo:rsid="0035317b" officeooo:paragraph-rsid="0035317b" style:font-style-asian="italic" style:font-style-complex="italic"/>
    </style:style>
    <style:style style:name="P12" style:family="paragraph" style:parent-style-name="Text_20_body">
      <style:text-properties officeooo:rsid="002c2567" officeooo:paragraph-rsid="002c2567"/>
    </style:style>
    <style:style style:name="P13" style:family="paragraph" style:parent-style-name="Text_20_body">
      <style:text-properties officeooo:rsid="002f8dc0" officeooo:paragraph-rsid="002f8dc0"/>
    </style:style>
    <style:style style:name="P14" style:family="paragraph" style:parent-style-name="Text_20_body">
      <style:text-properties officeooo:paragraph-rsid="00311dba"/>
    </style:style>
    <style:style style:name="P15" style:family="paragraph" style:parent-style-name="Text_20_body">
      <style:text-properties officeooo:rsid="0035317b" officeooo:paragraph-rsid="0035317b"/>
    </style:style>
    <style:style style:name="P16" style:family="paragraph" style:parent-style-name="Footer">
      <style:text-properties officeooo:rsid="007945ef" officeooo:paragraph-rsid="007945ef"/>
    </style:style>
    <style:style style:name="P17" style:family="paragraph" style:parent-style-name="Heading_20_2">
      <style:text-properties officeooo:rsid="001ec132" officeooo:paragraph-rsid="001ec132"/>
    </style:style>
    <style:style style:name="P18" style:family="paragraph" style:parent-style-name="Heading_20_2">
      <style:text-properties officeooo:rsid="00311dba" officeooo:paragraph-rsid="00311dba"/>
    </style:style>
    <style:style style:name="P19" style:family="paragraph" style:parent-style-name="Heading_20_2">
      <style:text-properties officeooo:rsid="003dcbeb" officeooo:paragraph-rsid="003dcbeb"/>
    </style:style>
    <style:style style:name="P20" style:family="paragraph" style:parent-style-name="Heading_20_2">
      <style:text-properties officeooo:rsid="00479b2b" officeooo:paragraph-rsid="00479b2b"/>
    </style:style>
    <style:style style:name="P21" style:family="paragraph" style:parent-style-name="Heading_20_2">
      <style:text-properties officeooo:rsid="0057e912" officeooo:paragraph-rsid="0057e912"/>
    </style:style>
    <style:style style:name="P22" style:family="paragraph" style:parent-style-name="Standard">
      <style:paragraph-properties fo:text-align="center" style:justify-single-word="false"/>
      <style:text-properties officeooo:rsid="007945ef" officeooo:paragraph-rsid="007945ef"/>
    </style:style>
    <style:style style:name="P23" style:family="paragraph" style:parent-style-name="Text_20_body" style:list-style-name="L1">
      <style:text-properties fo:font-style="italic" officeooo:rsid="0017c5fa" officeooo:paragraph-rsid="0017c5fa" style:font-style-asian="italic" style:font-style-complex="italic"/>
    </style:style>
    <style:style style:name="P24" style:family="paragraph" style:parent-style-name="Text_20_body" style:list-style-name="L1">
      <style:text-properties fo:font-style="italic" officeooo:rsid="0017c5fa" officeooo:paragraph-rsid="001a0520" style:font-style-asian="italic" style:font-style-complex="italic"/>
    </style:style>
    <style:style style:name="P25" style:family="paragraph" style:parent-style-name="Text_20_body" style:list-style-name="L1">
      <style:text-properties fo:font-style="italic" officeooo:rsid="0017c5fa" officeooo:paragraph-rsid="004f3236" style:font-style-asian="italic" style:font-style-complex="italic"/>
    </style:style>
    <style:style style:name="P26" style:family="paragraph" style:parent-style-name="Text_20_body" style:list-style-name="L6">
      <style:text-properties fo:font-style="italic" fo:font-weight="bold" officeooo:rsid="00479b2b" officeooo:paragraph-rsid="0067d075" style:font-style-asian="italic" style:font-weight-asian="bold" style:font-style-complex="italic" style:font-weight-complex="bold"/>
    </style:style>
    <style:style style:name="P27" style:family="paragraph" style:parent-style-name="Text_20_body" style:list-style-name="L6">
      <loext:graphic-properties draw:fill="none" draw:fill-color="#ffffff"/>
      <style:paragraph-properties fo:background-color="transparent"/>
      <style:text-properties fo:font-style="italic" fo:font-weight="bold" officeooo:rsid="004901c0" officeooo:paragraph-rsid="004901c0" fo:background-color="transparent" style:font-style-asian="italic" style:font-weight-asian="bold" style:font-style-complex="italic" style:font-weight-complex="bold"/>
    </style:style>
    <style:style style:name="P28" style:family="paragraph" style:parent-style-name="Text_20_body" style:list-style-name="L6">
      <loext:graphic-properties draw:fill="none" draw:fill-color="#ffffff"/>
      <style:paragraph-properties fo:background-color="transparent"/>
      <style:text-properties fo:font-style="italic" fo:font-weight="bold" officeooo:rsid="004901c0" officeooo:paragraph-rsid="0069d356" fo:background-color="transparent" style:font-style-asian="italic" style:font-weight-asian="bold" style:font-style-complex="italic" style:font-weight-complex="bold"/>
    </style:style>
    <style:style style:name="P29" style:family="paragraph" style:parent-style-name="Text_20_body" style:list-style-name="L2">
      <style:text-properties fo:font-style="normal" officeooo:rsid="001b0ae4" officeooo:paragraph-rsid="00324f08" style:font-style-asian="normal" style:font-style-complex="normal"/>
    </style:style>
    <style:style style:name="P30" style:family="paragraph" style:parent-style-name="Text_20_body" style:list-style-name="L2">
      <style:text-properties fo:font-style="normal" officeooo:rsid="001ea7f8" officeooo:paragraph-rsid="00324f08" style:font-style-asian="normal" style:font-style-complex="normal"/>
    </style:style>
    <style:style style:name="P31" style:family="paragraph" style:parent-style-name="Text_20_body" style:list-style-name="L5">
      <style:text-properties fo:font-style="normal" officeooo:rsid="0035317b" officeooo:paragraph-rsid="0035317b" style:font-style-asian="normal" style:font-style-complex="normal"/>
    </style:style>
    <style:style style:name="P32" style:family="paragraph" style:parent-style-name="Text_20_body" style:list-style-name="L6">
      <style:text-properties fo:font-style="normal" officeooo:rsid="0040c93b" officeooo:paragraph-rsid="0040c93b" style:font-style-asian="normal" style:font-style-complex="normal"/>
    </style:style>
    <style:style style:name="P33" style:family="paragraph" style:parent-style-name="Text_20_body" style:list-style-name="L6">
      <style:text-properties fo:font-style="normal" officeooo:rsid="0040c93b" officeooo:paragraph-rsid="00479b2b" style:font-style-asian="normal" style:font-style-complex="normal"/>
    </style:style>
    <style:style style:name="P34" style:family="paragraph" style:parent-style-name="Text_20_body" style:list-style-name="L6">
      <style:text-properties fo:font-style="normal" officeooo:rsid="0040c93b" officeooo:paragraph-rsid="0059541b" style:font-style-asian="normal" style:font-style-complex="normal"/>
    </style:style>
    <style:style style:name="P35" style:family="paragraph" style:parent-style-name="Text_20_body" style:list-style-name="L6">
      <style:text-properties fo:font-style="normal" officeooo:rsid="004204ef" officeooo:paragraph-rsid="004204ef" style:font-style-asian="normal" style:font-style-complex="normal"/>
    </style:style>
    <style:style style:name="P36" style:family="paragraph" style:parent-style-name="Text_20_body" style:list-style-name="L6">
      <style:text-properties fo:font-style="normal" officeooo:rsid="004204ef" officeooo:paragraph-rsid="0043cea9" style:font-style-asian="normal" style:font-style-complex="normal"/>
    </style:style>
    <style:style style:name="P37" style:family="paragraph" style:parent-style-name="Text_20_body" style:list-style-name="L6">
      <style:text-properties fo:font-style="normal" officeooo:rsid="004204ef" officeooo:paragraph-rsid="00479b2b" style:font-style-asian="normal" style:font-style-complex="normal"/>
    </style:style>
    <style:style style:name="P38" style:family="paragraph" style:parent-style-name="Text_20_body" style:list-style-name="L6">
      <style:text-properties fo:font-style="normal" officeooo:rsid="004204ef" officeooo:paragraph-rsid="0059541b" style:font-style-asian="normal" style:font-style-complex="normal"/>
    </style:style>
    <style:style style:name="P39" style:family="paragraph" style:parent-style-name="Text_20_body" style:list-style-name="L6">
      <style:text-properties fo:font-style="normal" officeooo:rsid="004204ef" officeooo:paragraph-rsid="005c8b0b" style:font-style-asian="normal" style:font-style-complex="normal"/>
    </style:style>
    <style:style style:name="P40" style:family="paragraph" style:parent-style-name="Text_20_body" style:list-style-name="L6">
      <style:text-properties fo:font-style="normal" officeooo:rsid="004204ef" officeooo:paragraph-rsid="005ed53d" style:font-style-asian="normal" style:font-style-complex="normal"/>
    </style:style>
    <style:style style:name="P41" style:family="paragraph" style:parent-style-name="Text_20_body" style:list-style-name="L6">
      <style:text-properties fo:font-style="normal" officeooo:rsid="0045fb45" officeooo:paragraph-rsid="0045fb45" style:font-style-asian="normal" style:font-style-complex="normal"/>
    </style:style>
    <style:style style:name="P42" style:family="paragraph" style:parent-style-name="Text_20_body" style:list-style-name="L6">
      <style:text-properties fo:font-style="normal" fo:font-weight="normal" officeooo:rsid="0043cea9" officeooo:paragraph-rsid="0043cea9" style:font-style-asian="normal" style:font-weight-asian="normal" style:font-style-complex="normal" style:font-weight-complex="normal"/>
    </style:style>
    <style:style style:name="P43" style:family="paragraph" style:parent-style-name="Text_20_body" style:list-style-name="L6">
      <style:text-properties fo:font-style="normal" fo:font-weight="normal" officeooo:rsid="0043cea9" officeooo:paragraph-rsid="00479b2b" style:font-style-asian="normal" style:font-weight-asian="normal" style:font-style-complex="normal" style:font-weight-complex="normal"/>
    </style:style>
    <style:style style:name="P44" style:family="paragraph" style:parent-style-name="Text_20_body" style:list-style-name="L6">
      <style:text-properties fo:font-style="normal" fo:font-weight="normal" officeooo:rsid="0043cea9" officeooo:paragraph-rsid="0059541b" style:font-style-asian="normal" style:font-weight-asian="normal" style:font-style-complex="normal" style:font-weight-complex="normal"/>
    </style:style>
    <style:style style:name="P45" style:family="paragraph" style:parent-style-name="Text_20_body" style:list-style-name="L6">
      <style:text-properties fo:font-style="normal" fo:font-weight="normal" officeooo:rsid="0043cea9" officeooo:paragraph-rsid="0059896d" style:font-style-asian="normal" style:font-weight-asian="normal" style:font-style-complex="normal" style:font-weight-complex="normal"/>
    </style:style>
    <style:style style:name="P46" style:family="paragraph" style:parent-style-name="Text_20_body" style:list-style-name="L6">
      <style:text-properties fo:font-style="normal" fo:font-weight="normal" officeooo:rsid="0043cea9" officeooo:paragraph-rsid="005b6a69" style:font-style-asian="normal" style:font-weight-asian="normal" style:font-style-complex="normal" style:font-weight-complex="normal"/>
    </style:style>
    <style:style style:name="P47" style:family="paragraph" style:parent-style-name="Text_20_body" style:list-style-name="L6">
      <style:text-properties fo:font-style="normal" fo:font-weight="normal" officeooo:rsid="0043cea9" officeooo:paragraph-rsid="005de8a4" style:font-style-asian="normal" style:font-weight-asian="normal" style:font-style-complex="normal" style:font-weight-complex="normal"/>
    </style:style>
    <style:style style:name="P48" style:family="paragraph" style:parent-style-name="Text_20_body" style:list-style-name="L6">
      <style:text-properties fo:font-style="normal" fo:font-weight="normal" officeooo:rsid="0043cea9" officeooo:paragraph-rsid="005ed53d" style:font-style-asian="normal" style:font-weight-asian="normal" style:font-style-complex="normal" style:font-weight-complex="normal"/>
    </style:style>
    <style:style style:name="P49" style:family="paragraph" style:parent-style-name="Text_20_body" style:list-style-name="L6">
      <style:text-properties fo:font-style="normal" fo:font-weight="normal" officeooo:rsid="00479b2b" officeooo:paragraph-rsid="00479b2b" style:font-style-asian="normal" style:font-weight-asian="normal" style:font-style-complex="normal" style:font-weight-complex="normal"/>
    </style:style>
    <style:style style:name="P50" style:family="paragraph" style:parent-style-name="Text_20_body" style:list-style-name="L6">
      <style:text-properties fo:font-style="normal" fo:font-weight="normal" officeooo:rsid="00479b2b" officeooo:paragraph-rsid="0060c7b6" style:font-style-asian="normal" style:font-weight-asian="normal" style:font-style-complex="normal" style:font-weight-complex="normal"/>
    </style:style>
    <style:style style:name="P51" style:family="paragraph" style:parent-style-name="Text_20_body" style:list-style-name="L6">
      <style:text-properties fo:font-style="normal" fo:font-weight="normal" officeooo:rsid="00479b2b" officeooo:paragraph-rsid="00687bfd" style:font-style-asian="normal" style:font-weight-asian="normal" style:font-style-complex="normal" style:font-weight-complex="normal"/>
    </style:style>
    <style:style style:name="P52" style:family="paragraph" style:parent-style-name="Text_20_body" style:list-style-name="L6">
      <style:text-properties fo:font-style="normal" fo:font-weight="normal" officeooo:rsid="004901c0" officeooo:paragraph-rsid="004901c0" style:font-style-asian="normal" style:font-weight-asian="normal" style:font-style-complex="normal" style:font-weight-complex="normal"/>
    </style:style>
    <style:style style:name="P53" style:family="paragraph" style:parent-style-name="Text_20_body" style:list-style-name="L6">
      <style:text-properties fo:font-style="normal" fo:font-weight="normal" officeooo:rsid="004901c0" officeooo:paragraph-rsid="005ed53d" style:font-style-asian="normal" style:font-weight-asian="normal" style:font-style-complex="normal" style:font-weight-complex="normal"/>
    </style:style>
    <style:style style:name="P54" style:family="paragraph" style:parent-style-name="Text_20_body" style:list-style-name="L6">
      <style:text-properties fo:font-style="normal" fo:font-weight="normal" officeooo:rsid="004a7eac" officeooo:paragraph-rsid="004a7eac" style:font-style-asian="normal" style:font-weight-asian="normal" style:font-style-complex="normal" style:font-weight-complex="normal"/>
    </style:style>
    <style:style style:name="P55" style:family="paragraph" style:parent-style-name="Text_20_body" style:list-style-name="L6">
      <style:text-properties fo:font-style="normal" fo:font-weight="normal" officeooo:rsid="004a7eac" officeooo:paragraph-rsid="004b8d0b" style:font-style-asian="normal" style:font-weight-asian="normal" style:font-style-complex="normal" style:font-weight-complex="normal"/>
    </style:style>
    <style:style style:name="P56" style:family="paragraph" style:parent-style-name="Text_20_body" style:list-style-name="L6">
      <style:text-properties fo:font-style="normal" fo:font-weight="normal" officeooo:rsid="004f3236" officeooo:paragraph-rsid="004f3236" style:font-style-asian="normal" style:font-weight-asian="normal" style:font-style-complex="normal" style:font-weight-complex="normal"/>
    </style:style>
    <style:style style:name="P57" style:family="paragraph" style:parent-style-name="Text_20_body" style:list-style-name="L6">
      <style:text-properties fo:font-style="normal" fo:font-weight="normal" officeooo:rsid="005366b4" officeooo:paragraph-rsid="005366b4" style:font-style-asian="normal" style:font-weight-asian="normal" style:font-style-complex="normal" style:font-weight-complex="normal"/>
    </style:style>
    <style:style style:name="P58" style:family="paragraph" style:parent-style-name="Text_20_body" style:list-style-name="L6">
      <style:text-properties fo:font-style="normal" fo:font-weight="normal" officeooo:rsid="0061955b" officeooo:paragraph-rsid="0062729e" style:font-style-asian="normal" style:font-weight-asian="normal" style:font-style-complex="normal" style:font-weight-complex="normal"/>
    </style:style>
    <style:style style:name="P59" style:family="paragraph" style:parent-style-name="Text_20_body" style:list-style-name="L6">
      <loext:graphic-properties draw:fill="none" draw:fill-color="#ffffff"/>
      <style:paragraph-properties fo:background-color="transparent"/>
      <style:text-properties fo:font-style="normal" fo:font-weight="normal" officeooo:rsid="004901c0" officeooo:paragraph-rsid="004901c0" fo:background-color="transparent" style:font-style-asian="normal" style:font-weight-asian="normal" style:font-style-complex="normal" style:font-weight-complex="normal"/>
    </style:style>
    <style:style style:name="P60" style:family="paragraph" style:parent-style-name="Text_20_body" style:list-style-name="L6">
      <loext:graphic-properties draw:fill="none" draw:fill-color="#ffffff"/>
      <style:paragraph-properties fo:background-color="transparent"/>
      <style:text-properties fo:font-style="normal" fo:font-weight="normal" officeooo:rsid="004901c0" officeooo:paragraph-rsid="0069d356" fo:background-color="transparent" style:font-style-asian="normal" style:font-weight-asian="normal" style:font-style-complex="normal" style:font-weight-complex="normal"/>
    </style:style>
    <style:style style:name="P61" style:family="paragraph" style:parent-style-name="Text_20_body" style:list-style-name="L6">
      <style:text-properties fo:font-style="normal" fo:font-weight="normal" officeooo:rsid="0043cea9" officeooo:paragraph-rsid="005de8a4" fo:background-color="transparent" style:font-style-asian="normal" style:font-weight-asian="normal" style:font-style-complex="normal" style:font-weight-complex="normal"/>
    </style:style>
    <style:style style:name="P62" style:family="paragraph" style:parent-style-name="Text_20_body" style:list-style-name="L6">
      <style:text-properties fo:font-style="normal" fo:font-weight="normal" officeooo:rsid="0043cea9" officeooo:paragraph-rsid="006e9c47" fo:background-color="transparent" style:font-style-asian="normal" style:font-weight-asian="normal" style:font-style-complex="normal" style:font-weight-complex="normal"/>
    </style:style>
    <style:style style:name="P63" style:family="paragraph" style:parent-style-name="Text_20_body" style:list-style-name="L6">
      <style:text-properties fo:font-style="normal" fo:font-weight="normal" officeooo:rsid="0043cea9" officeooo:paragraph-rsid="006fdd2c" fo:background-color="transparent" style:font-style-asian="normal" style:font-weight-asian="normal" style:font-style-complex="normal" style:font-weight-complex="normal"/>
    </style:style>
    <style:style style:name="P64" style:family="paragraph" style:parent-style-name="Text_20_body" style:list-style-name="L6">
      <style:text-properties fo:font-style="normal" fo:font-weight="normal" officeooo:rsid="0043cea9" officeooo:paragraph-rsid="00700cd5" fo:background-color="transparent" style:font-style-asian="normal" style:font-weight-asian="normal" style:font-style-complex="normal" style:font-weight-complex="normal"/>
    </style:style>
    <style:style style:name="P65" style:family="paragraph" style:parent-style-name="Text_20_body" style:list-style-name="L6">
      <style:text-properties fo:font-style="normal" fo:font-weight="normal" officeooo:rsid="004f3236" officeooo:paragraph-rsid="004f3236" fo:background-color="transparent" style:font-style-asian="normal" style:font-weight-asian="normal" style:font-style-complex="normal" style:font-weight-complex="normal"/>
    </style:style>
    <style:style style:name="P66" style:family="paragraph" style:parent-style-name="Text_20_body" style:list-style-name="L6">
      <style:text-properties fo:font-style="normal" fo:font-weight="normal" officeooo:rsid="004f3236" officeooo:paragraph-rsid="00736f45" fo:background-color="transparent" style:font-style-asian="normal" style:font-weight-asian="normal" style:font-style-complex="normal" style:font-weight-complex="normal"/>
    </style:style>
    <style:style style:name="P67" style:family="paragraph" style:parent-style-name="Text_20_body" style:list-style-name="L6">
      <style:paragraph-properties fo:text-align="center" style:justify-single-word="false"/>
      <style:text-properties fo:font-style="normal" fo:font-weight="bold" officeooo:rsid="004a7eac" officeooo:paragraph-rsid="004b8d0b" style:font-style-asian="normal" style:font-weight-asian="bold" style:font-style-complex="normal" style:font-weight-complex="bold"/>
    </style:style>
    <style:style style:name="P68" style:family="paragraph" style:parent-style-name="Text_20_body" style:list-style-name="L3">
      <style:text-properties fo:font-size="12pt" fo:font-style="normal" fo:font-weight="bold" officeooo:rsid="002385ce" officeooo:paragraph-rsid="00285879" style:font-style-asian="normal" style:font-weight-asian="bold" style:font-style-complex="normal" style:font-weight-complex="bold"/>
    </style:style>
    <style:style style:name="P69" style:family="paragraph" style:parent-style-name="Text_20_body" style:list-style-name="L3">
      <style:text-properties fo:font-size="12pt" fo:font-style="normal" fo:font-weight="bold" officeooo:rsid="007beda6" officeooo:paragraph-rsid="007beda6" style:font-style-asian="normal" style:font-weight-asian="bold" style:font-style-complex="normal" style:font-weight-complex="bold"/>
    </style:style>
    <style:style style:name="P70" style:family="paragraph" style:parent-style-name="Text_20_body" style:list-style-name="L4">
      <style:text-properties officeooo:rsid="002c2567" officeooo:paragraph-rsid="0032f876"/>
    </style:style>
    <style:style style:name="P71" style:family="paragraph" style:parent-style-name="Text_20_body" style:list-style-name="L4">
      <style:text-properties officeooo:rsid="002f8dc0" officeooo:paragraph-rsid="00509d03"/>
    </style:style>
    <style:style style:name="P72" style:family="paragraph" style:parent-style-name="Text_20_body" style:list-style-name="L5">
      <style:text-properties officeooo:paragraph-rsid="0035317b"/>
    </style:style>
    <style:style style:name="P73" style:family="paragraph" style:parent-style-name="Text_20_body" style:list-style-name="L6"/>
    <style:style style:name="P74" style:family="paragraph" style:parent-style-name="Text_20_body" style:list-style-name="L6">
      <style:text-properties officeooo:rsid="003dcbeb" officeooo:paragraph-rsid="003dcbeb"/>
    </style:style>
    <style:style style:name="P75" style:family="paragraph" style:parent-style-name="Text_20_body" style:list-style-name="L6">
      <style:text-properties officeooo:rsid="003dcbeb" officeooo:paragraph-rsid="00479b2b"/>
    </style:style>
    <style:style style:name="P76" style:family="paragraph" style:parent-style-name="Text_20_body" style:list-style-name="L6">
      <style:text-properties officeooo:rsid="003dcbeb" officeooo:paragraph-rsid="0059541b"/>
    </style:style>
    <style:style style:name="P77" style:family="paragraph" style:parent-style-name="Text_20_body" style:list-style-name="L6">
      <style:text-properties officeooo:rsid="003eea8e" officeooo:paragraph-rsid="003eea8e"/>
    </style:style>
    <style:style style:name="P78" style:family="paragraph" style:parent-style-name="Text_20_body" style:list-style-name="L6">
      <style:text-properties officeooo:rsid="003eea8e" officeooo:paragraph-rsid="00479b2b"/>
    </style:style>
    <style:style style:name="P79" style:family="paragraph" style:parent-style-name="Text_20_body" style:list-style-name="L6">
      <style:text-properties officeooo:rsid="003eea8e" officeooo:paragraph-rsid="0059541b"/>
    </style:style>
    <style:style style:name="P80" style:family="paragraph" style:parent-style-name="Text_20_body" style:list-style-name="L6">
      <style:text-properties style:use-window-font-color="true" loext:opacity="0%" fo:font-style="normal" fo:font-weight="normal" officeooo:rsid="0043cea9" officeooo:paragraph-rsid="006cdfed" fo:background-color="transparent" style:font-style-asian="normal" style:font-weight-asian="normal" style:font-style-complex="normal" style:font-weight-complex="normal"/>
    </style:style>
    <style:style style:name="P81" style:family="paragraph" style:parent-style-name="Text_20_body" style:list-style-name="L6">
      <style:paragraph-properties fo:text-align="center" style:justify-single-word="false"/>
      <style:text-properties officeooo:rsid="0061955b" officeooo:paragraph-rsid="0062729e"/>
    </style:style>
    <style:style style:name="T1" style:family="text">
      <style:text-properties officeooo:rsid="0015b700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7c5fa" style:font-style-asian="italic" style:font-style-complex="italic"/>
    </style:style>
    <style:style style:name="T4" style:family="text">
      <style:text-properties fo:font-style="italic" officeooo:rsid="0027ba81" style:font-style-asian="italic" style:font-style-complex="italic"/>
    </style:style>
    <style:style style:name="T5" style:family="text">
      <style:text-properties fo:font-style="italic" officeooo:rsid="002eb0c2" style:font-style-asian="italic" style:font-style-complex="italic"/>
    </style:style>
    <style:style style:name="T6" style:family="text">
      <style:text-properties fo:font-style="italic" officeooo:rsid="00311dba" style:font-style-asian="italic" style:font-style-complex="italic"/>
    </style:style>
    <style:style style:name="T7" style:family="text">
      <style:text-properties fo:font-style="italic" officeooo:rsid="00324f08" style:font-style-asian="italic" style:font-style-complex="italic"/>
    </style:style>
    <style:style style:name="T8" style:family="text">
      <style:text-properties fo:font-style="italic" officeooo:rsid="0032f876" style:font-style-asian="italic" style:font-style-complex="italic"/>
    </style:style>
    <style:style style:name="T9" style:family="text">
      <style:text-properties fo:font-style="italic" officeooo:rsid="0035317b" style:font-style-asian="italic" style:font-style-complex="italic"/>
    </style:style>
    <style:style style:name="T10" style:family="text">
      <style:text-properties fo:font-style="italic" officeooo:rsid="003eea8e" style:font-style-asian="italic" style:font-style-complex="italic"/>
    </style:style>
    <style:style style:name="T11" style:family="text">
      <style:text-properties fo:font-style="italic" officeooo:rsid="00479b2b" style:font-style-asian="italic" style:font-style-complex="italic"/>
    </style:style>
    <style:style style:name="T12" style:family="text">
      <style:text-properties fo:font-style="italic" officeooo:rsid="004b8d0b" style:font-style-asian="italic" style:font-style-complex="italic"/>
    </style:style>
    <style:style style:name="T13" style:family="text">
      <style:text-properties fo:font-style="italic" officeooo:rsid="00551873" style:font-style-asian="italic" style:font-style-complex="italic"/>
    </style:style>
    <style:style style:name="T14" style:family="text">
      <style:text-properties fo:font-style="italic" officeooo:rsid="0059541b" style:font-style-asian="italic" style:font-style-complex="italic"/>
    </style:style>
    <style:style style:name="T15" style:family="text">
      <style:text-properties fo:font-style="italic" officeooo:rsid="006cdfed" style:font-style-asian="italic" style:font-style-complex="italic"/>
    </style:style>
    <style:style style:name="T16" style:family="text">
      <style:text-properties fo:font-style="italic" officeooo:rsid="002f8dc0" style:font-style-asian="italic" style:font-style-complex="italic"/>
    </style:style>
    <style:style style:name="T17" style:family="text">
      <style:text-properties fo:font-style="italic" officeooo:rsid="00700cd5" style:font-style-asian="italic" style:font-style-complex="italic"/>
    </style:style>
    <style:style style:name="T18" style:family="text">
      <style:text-properties fo:font-style="italic" officeooo:rsid="0045fb45" style:font-style-asian="italic" style:font-style-complex="italic"/>
    </style:style>
    <style:style style:name="T19" style:family="text">
      <style:text-properties fo:font-style="italic" officeooo:rsid="007a8bc5" style:font-style-asian="italic" style:font-style-complex="italic"/>
    </style:style>
    <style:style style:name="T20" style:family="text">
      <style:text-properties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01ea7f8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02d8443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02eb0c2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0479b2b" style:font-style-asian="italic" style:font-weight-asian="bold" style:font-style-complex="italic" style:font-weight-complex="bold"/>
    </style:style>
    <style:style style:name="T25" style:family="text">
      <style:text-properties fo:font-style="italic" fo:font-weight="normal" officeooo:rsid="0059896d" style:font-style-asian="italic" style:font-weight-asian="normal" style:font-style-complex="italic" style:font-weight-complex="normal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1a0520" style:font-weight-asian="bold" style:font-weight-complex="bold"/>
    </style:style>
    <style:style style:name="T28" style:family="text">
      <style:text-properties officeooo:rsid="0017c5fa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font-style="normal" officeooo:rsid="0017c5fa" style:font-style-asian="normal" style:font-style-complex="normal"/>
    </style:style>
    <style:style style:name="T31" style:family="text">
      <style:text-properties fo:font-style="normal" officeooo:rsid="002d8443" style:font-style-asian="normal" style:font-style-complex="normal"/>
    </style:style>
    <style:style style:name="T32" style:family="text">
      <style:text-properties fo:font-style="normal" officeooo:rsid="002eb0c2" style:font-style-asian="normal" style:font-style-complex="normal"/>
    </style:style>
    <style:style style:name="T33" style:family="text">
      <style:text-properties fo:font-style="normal" officeooo:rsid="00204d43" style:font-style-asian="normal" style:font-style-complex="normal"/>
    </style:style>
    <style:style style:name="T34" style:family="text">
      <style:text-properties fo:font-style="normal" officeooo:rsid="002fe8b3" style:font-style-asian="normal" style:font-style-complex="normal"/>
    </style:style>
    <style:style style:name="T35" style:family="text">
      <style:text-properties fo:font-style="normal" officeooo:rsid="00324f08" style:font-style-asian="normal" style:font-style-complex="normal"/>
    </style:style>
    <style:style style:name="T36" style:family="text">
      <style:text-properties fo:font-style="normal" officeooo:rsid="0032f876" style:font-style-asian="normal" style:font-style-complex="normal"/>
    </style:style>
    <style:style style:name="T37" style:family="text">
      <style:text-properties fo:font-style="normal" officeooo:rsid="0035317b" style:font-style-asian="normal" style:font-style-complex="normal"/>
    </style:style>
    <style:style style:name="T38" style:family="text">
      <style:text-properties fo:font-style="normal" officeooo:rsid="003eea8e" style:font-style-asian="normal" style:font-style-complex="normal"/>
    </style:style>
    <style:style style:name="T39" style:family="text">
      <style:text-properties fo:font-style="normal" officeooo:rsid="007a8bc5" style:font-style-asian="normal" style:font-style-complex="normal"/>
    </style:style>
    <style:style style:name="T4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1901e2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1a0520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1ee39b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479b2b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6472aa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652720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67d075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69d356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bold" style:font-style-asian="normal" style:font-weight-asian="bold" style:font-style-complex="normal" style:font-weight-complex="bold"/>
    </style:style>
    <style:style style:name="T50" style:family="text">
      <style:text-properties fo:font-style="normal" fo:font-weight="bold" officeooo:rsid="006952d0" style:font-style-asian="normal" style:font-weight-asian="bold" style:font-style-complex="normal" style:font-weight-complex="bold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font-weight="normal" officeooo:rsid="001901e2" style:font-weight-asian="normal" style:font-weight-complex="normal"/>
    </style:style>
    <style:style style:name="T53" style:family="text">
      <style:text-properties fo:font-weight="normal" officeooo:rsid="001a0520" style:font-weight-asian="normal" style:font-weight-complex="normal"/>
    </style:style>
    <style:style style:name="T54" style:family="text">
      <style:text-properties fo:font-weight="normal" officeooo:rsid="0059896d" style:font-weight-asian="normal" style:font-weight-complex="normal"/>
    </style:style>
    <style:style style:name="T55" style:family="text">
      <style:text-properties officeooo:rsid="001ea7f8"/>
    </style:style>
    <style:style style:name="T56" style:family="text">
      <style:text-properties officeooo:rsid="00204d43"/>
    </style:style>
    <style:style style:name="T57" style:family="text">
      <style:text-properties officeooo:rsid="0021409c"/>
    </style:style>
    <style:style style:name="T58" style:family="text">
      <style:text-properties officeooo:rsid="0021e543"/>
    </style:style>
    <style:style style:name="T59" style:family="text">
      <style:text-properties officeooo:rsid="002385ce"/>
    </style:style>
    <style:style style:name="T60" style:family="text">
      <style:text-properties officeooo:rsid="0024bc5e"/>
    </style:style>
    <style:style style:name="T61" style:family="text">
      <style:text-properties officeooo:rsid="0024e7b9"/>
    </style:style>
    <style:style style:name="T62" style:family="text">
      <style:text-properties officeooo:rsid="0024eab5"/>
    </style:style>
    <style:style style:name="T63" style:family="text">
      <style:text-properties officeooo:rsid="0025d369"/>
    </style:style>
    <style:style style:name="T64" style:family="text">
      <style:text-properties officeooo:rsid="0027ba81"/>
    </style:style>
    <style:style style:name="T65" style:family="text">
      <style:text-properties officeooo:rsid="00285879"/>
    </style:style>
    <style:style style:name="T66" style:family="text">
      <style:text-properties officeooo:rsid="002f8dc0"/>
    </style:style>
    <style:style style:name="T67" style:family="text">
      <style:text-properties officeooo:rsid="00324f08"/>
    </style:style>
    <style:style style:name="T68" style:family="text">
      <style:text-properties officeooo:rsid="0038e65f"/>
    </style:style>
    <style:style style:name="T69" style:family="text">
      <style:text-properties officeooo:rsid="0039f67e"/>
    </style:style>
    <style:style style:name="T70" style:family="text">
      <style:text-properties officeooo:rsid="003eea8e"/>
    </style:style>
    <style:style style:name="T71" style:family="text">
      <style:text-properties officeooo:rsid="0044b50b"/>
    </style:style>
    <style:style style:name="T72" style:family="text">
      <style:text-properties officeooo:rsid="004685d9"/>
    </style:style>
    <style:style style:name="T73" style:family="text">
      <style:text-properties officeooo:rsid="00479b2b"/>
    </style:style>
    <style:style style:name="T74" style:family="text">
      <style:text-properties officeooo:rsid="004a7eac"/>
    </style:style>
    <style:style style:name="T75" style:family="text">
      <style:text-properties officeooo:rsid="004b8d0b"/>
    </style:style>
    <style:style style:name="T76" style:family="text">
      <style:text-properties officeooo:rsid="00551873"/>
    </style:style>
    <style:style style:name="T77" style:family="text">
      <style:text-properties officeooo:rsid="0056ddec"/>
    </style:style>
    <style:style style:name="T78" style:family="text">
      <style:text-properties officeooo:rsid="0059896d"/>
    </style:style>
    <style:style style:name="T79" style:family="text">
      <style:text-properties officeooo:rsid="005de8a4"/>
    </style:style>
    <style:style style:name="T80" style:family="text">
      <style:text-properties officeooo:rsid="005ebccc"/>
    </style:style>
    <style:style style:name="T81" style:family="text">
      <style:text-properties officeooo:rsid="00636ba8"/>
    </style:style>
    <style:style style:name="T82" style:family="text">
      <style:text-properties officeooo:rsid="00652720"/>
    </style:style>
    <style:style style:name="T83" style:family="text">
      <style:text-properties officeooo:rsid="00661d3e"/>
    </style:style>
    <style:style style:name="T84" style:family="text">
      <style:text-properties officeooo:rsid="006684a7"/>
    </style:style>
    <style:style style:name="T85" style:family="text">
      <style:text-properties officeooo:rsid="006952d0"/>
    </style:style>
    <style:style style:name="T86" style:family="text">
      <style:text-properties officeooo:rsid="0069d356"/>
    </style:style>
    <style:style style:name="T87" style:family="text">
      <style:text-properties officeooo:rsid="006cdfed"/>
    </style:style>
    <style:style style:name="T88" style:family="text">
      <style:text-properties officeooo:rsid="004204ef"/>
    </style:style>
    <style:style style:name="T89" style:family="text">
      <style:text-properties officeooo:rsid="006e9c47"/>
    </style:style>
    <style:style style:name="T90" style:family="text">
      <style:text-properties officeooo:rsid="006fdd2c"/>
    </style:style>
    <style:style style:name="T91" style:family="text">
      <style:text-properties officeooo:rsid="00700cd5"/>
    </style:style>
    <style:style style:name="T92" style:family="text">
      <style:text-properties officeooo:rsid="00736f45"/>
    </style:style>
    <style:style style:name="T93" style:family="text">
      <style:text-properties officeooo:rsid="002eb0c2"/>
    </style:style>
    <style:style style:name="T94" style:family="text">
      <style:text-properties officeooo:rsid="0045fb45"/>
    </style:style>
    <style:style style:name="T95" style:family="text">
      <style:text-properties officeooo:rsid="00737920"/>
    </style:style>
    <style:style style:name="T96" style:family="text">
      <style:text-properties officeooo:rsid="00751670"/>
    </style:style>
    <style:style style:name="T97" style:family="text">
      <style:text-properties officeooo:rsid="00767381"/>
    </style:style>
    <style:style style:name="T98" style:family="text">
      <style:text-properties officeooo:rsid="007734c7"/>
    </style:style>
    <style:style style:name="T99" style:family="text">
      <style:text-properties officeooo:rsid="0077cbf6"/>
    </style:style>
    <style:style style:name="T100" style:family="text">
      <style:text-properties officeooo:rsid="007a8bc5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Scripts para confecção dos kits de produção de BATER</text:h>
      <text:p text:style-name="Text_20_body"/>
      <text:p text:style-name="Text_20_body"/>
      <text:h text:style-name="Heading_20_1" text:outline-level="1">Manual de utilização</text:h>
      <text:p text:style-name="Text_20_body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2"/>
      <text:p text:style-name="P22">29/01/2024</text:p>
      <text:p text:style-name="P22"/>
      <text:p text:style-name="P22">Joaquim Coimbra Martins da Silva</text:p>
      <text:h text:style-name="Heading_20_2" text:outline-level="2"><text:soft-page-break/>Introdução</text:h>
      <text:p text:style-name="Text_20_body">Esse documento reúne as instruções e recomendações para a utilização do conjunto de scripts de automatização da produção de kits para o mapeamento de BATER. Nele estão implementadas etapas de normalização das bases de faces <text:span text:style-name="T1">de logradouro </text:span>e da base de áreas de risco, produção de tabelas para avaliação da qualidade dessas mesmas bases e separação por município das feições utilizadas no mapeamento. Este manual não tem o objetivo de explicar a estrutura e funcionamento dos <text:span text:style-name="T2">scripts</text:span>. Para isso, é recomendada a consulta à apresentação <text:span text:style-name="T2">“referencia_script.odp”</text:span>, que contém diagramas do fluxo de processamento das informações, e ao próprio código dos scripts, com comentários mais detalhados sobre cada procedimento realizado. <text:span text:style-name="T100">Para a execução dos </text:span><text:span text:style-name="T19">scripts</text:span><text:span text:style-name="T39"> descritos nesse manual, não é necessário familiaridade com a linguagem </text:span><text:span text:style-name="T19">R</text:span><text:span text:style-name="T39">. </text:span></text:p>
      <text:p text:style-name="Text_20_body"/>
      <text:h text:style-name="P17" text:outline-level="2">Aquisição dos <text:span text:style-name="T2">scripts</text:span></text:h>
      <text:p text:style-name="P1">Para obter a última versão dos arquivos, acesse o endereço <text:a xlink:type="simple" xlink:href="https://github.com/jcmartinssh/kits-BATER" text:style-name="Internet_20_link" text:visited-style-name="Visited_20_Internet_20_Link">https://github.com/jcmartinssh/kits-BATER</text:a>. <text:span text:style-name="T28">Na página principal do projeto, clique no botão </text:span><text:span text:style-name="T3">“&lt;&gt; Code”</text:span><text:span text:style-name="T30">, no canto superior direito ã lista de arquivos, e seleciona a opção </text:span><text:span text:style-name="T3">“Download ZIP”</text:span><text:span text:style-name="T30">, conforme ilustra a figura abaixo.</text:span></text:p>
      <text:p text:style-name="P3">&lt;figura do github&gt;</text:p>
      <text:p text:style-name="P2"><text:span text:style-name="T29">Salve o arquivo e descompacte-o no local de sua preferência, no sistema de arquivos da máquina local. Serão extraídos os arquivos “</text:span><text:span text:style-name="T2">README.md”</text:span><text:span text:style-name="T29">,</text:span><text:span text:style-name="T2"> “LICENSE”</text:span><text:span text:style-name="T29"> e “</text:span><text:span text:style-name="T2">.gitignore”</text:span><text:span text:style-name="T29"> – que são arquivos de configuração do repositório e podem ser ignorados – e as pastas “</text:span><text:span text:style-name="T2">doc/”</text:span><text:span text:style-name="T29"> e </text:span><text:span text:style-name="T2">“src/”</text:span><text:span text:style-name="T29">, contendo a documentação e os </text:span><text:span text:style-name="T2">scripts</text:span><text:span text:style-name="T29">, respectivamente, nos seguintes arquivos:</text:span></text:p>
      <text:list text:style-name="L1">
        <text:list-item>
          <text:p text:style-name="P23">/doc/<text:span text:style-name="T26">referencias_script.odp</text:span><text:span text:style-name="T29"> – Apresentação do </text:span>LibreOffice Impress<text:span text:style-name="T29"> com os diagramas de processamento dos </text:span>scripts<text:span text:style-name="T29"> e sua descrição geral</text:span></text:p>
        </text:list-item>
        <text:list-item>
          <text:p text:style-name="P23">/doc/<text:span text:style-name="T26">manual_utilizacao.odt</text:span><text:span text:style-name="T29"> – A última versão deste manual</text:span></text:p>
        </text:list-item>
        <text:list-item>
          <text:p text:style-name="P23">/src/<text:span text:style-name="T26">funcoes_comuns.R</text:span><text:span text:style-name="T29"> – Contém as funções comuns utilizadas pelos demais </text:span>scripts<text:span text:style-name="T29"> para carregamento externo.</text:span></text:p>
        </text:list-item>
        <text:list-item>
          <text:p text:style-name="P23"><text:soft-page-break/>/src/<text:span text:style-name="T26">producao_kits.R</text:span><text:span text:style-name="T29"> – Contém o procedimento principal de consolidação final das bases, separação em pastas por município e produção de tabelas para avaliação da qualidade das bases.</text:span></text:p>
        </text:list-item>
        <text:list-item>
          <text:p text:style-name="P23">/src/<text:span text:style-name="T26">ver_area_risco.R</text:span><text:span text:style-name="T40"> – Contém os procedimentos de verificação, correção das áreas de risco e normalização da classificação da tipologia. Deve ser executado antes do</text:span><text:span text:style-name="T51"> </text:span><text:span text:style-name="T52">script</text:span><text:span text:style-name="T41"> principal, </text:span><text:span text:style-name="T51"><text:s/>“producao_kits.R”</text:span><text:span text:style-name="T40">. </text:span><text:span text:style-name="T42">Produz uma cópia da camada de áreas de risco do lote com as correções.</text:span></text:p>
        </text:list-item>
        <text:list-item>
          <text:p text:style-name="P25"><text:span text:style-name="T51">/</text:span><text:span text:style-name="T53">src/</text:span><text:span text:style-name="T27">ver_face_sismap.R</text:span><text:span text:style-name="T42"> - <text:s/></text:span><text:span text:style-name="T40">Contém os procedimentos de verificação, </text:span><text:span text:style-name="T42">recuperação do geocódigo de faces sem o código do setor censitário e classificação das faces segundo situação do geocódigo. </text:span><text:span text:style-name="T40">Deve ser executado antes do</text:span><text:span text:style-name="T51"> </text:span><text:span text:style-name="T52">script</text:span><text:span text:style-name="T41"> principal, </text:span><text:span text:style-name="T51"><text:s/>“producao_kits.R”</text:span><text:span text:style-name="T40">. </text:span><text:span text:style-name="T42">Produz uma tabela com as faces da base do SISMAP com o resultado da avaliação e sem geometria, em formato </text:span><text:span text:style-name="T53">Parquet</text:span><text:span text:style-name="T42">.</text:span></text:p>
          <text:p text:style-name="P24"><text:span text:style-name="T42"/></text:p>
        </text:list-item>
      </text:list>
      <text:h text:style-name="P17" text:outline-level="2"><text:span text:style-name="T63">Separação</text:span> das bases</text:h>
      <text:p text:style-name="P4"><text:span text:style-name="T42">P</text:span><text:span text:style-name="T40">ara evitar transtornos causados pelo uso intensivo da rede é </text:span><text:span text:style-name="T43">importante</text:span><text:span text:style-name="T40"> copiar as bases utilizadas para uma pasta </text:span><text:span text:style-name="T43">local </text:span><text:span text:style-name="T40">na máquina </text:span><text:span text:style-name="T43">onde ocorrerá o processamento</text:span><text:span text:style-name="T40">. A utilização de um </text:span><text:span text:style-name="T51">drive SSD</text:span><text:span text:style-name="T40"> pode acelerar os procedimentos, mas deve-se atentar para não esgotar o espaço na unidade, especialmente se ela for a unidade do sistema (</text:span><text:span text:style-name="T51">C:</text:span><text:span text:style-name="T40">). As bases utilizadas nos procedimentos são:</text:span></text:p>
      <text:list text:style-name="L2">
        <text:list-item>
          <text:p text:style-name="P29"><text:span text:style-name="T20">Á</text:span><text:span text:style-name="T21">reas de Risco</text:span><text:span text:style-name="T55"> – </text:span><text:span text:style-name="T56">Base de áreas de risco mapeadas obtidas através do Acordo de Parceria para Pesquisa, Desenvolvimento e Inovação entre CEMADEN e IBGE. </text:span><text:span text:style-name="T67">Formato: G</text:span><text:span text:style-name="T7">eopackage</text:span><text:span text:style-name="T67"> (</text:span><text:span text:style-name="T7">“.gpkg”</text:span><text:span text:style-name="T67">) ou S</text:span><text:span text:style-name="T7">hapefile </text:span><text:span text:style-name="T67">(</text:span><text:span text:style-name="T7">“.shp”</text:span><text:span text:style-name="T67">).</text:span></text:p>
        </text:list-item>
        <text:list-item>
          <text:p text:style-name="P30"><text:span text:style-name="T20">Faces – SISMAP</text:span> – <text:span text:style-name="T56">Base de Faces de Logradouro </text:span><text:span text:style-name="T66">do SISMAP </text:span><text:span text:style-name="T56">obtidas </text:span><text:span text:style-name="T58">em</text:span><text:span text:style-name="T56"> </text:span><text:a xlink:type="simple" xlink:href="https://www.ibge.gov.br/geociencias/organizacao-do-territorio/malhas-territoriais/28971-base-de-faces-de-logradouros-do-brasil.html" text:style-name="Internet_20_link" text:visited-style-name="Visited_20_Internet_20_Link"><text:span text:style-name="T58">sítio eletrônico</text:span><text:span text:style-name="T56"> do IBGE</text:span></text:a><text:span text:style-name="T56">, consolidadas a nível nacional, com feições geométricas </text:span><text:span text:style-name="T58">e com definição de um campo com identificador único criado pelo usuário. </text:span><text:span text:style-name="T67">Formato: G</text:span><text:span text:style-name="T7">eopackage</text:span><text:span text:style-name="T67"> (</text:span><text:span text:style-name="T7">“.gpkg”</text:span><text:span text:style-name="T67">) ou S</text:span><text:span text:style-name="T7">hapefile </text:span><text:span text:style-name="T67">(</text:span><text:span text:style-name="T7">“.shp”</text:span><text:span text:style-name="T67">).</text:span></text:p>
        </text:list-item>
        <text:list-item>
          <text:p text:style-name="P30"><text:soft-page-break/><text:span text:style-name="T20">Faces – CNEFE</text:span> – <text:span text:style-name="T56">Base de Faces de Logradouro do Cadastro Nacional de Endereços para Fins Estatísticos, acrescidas das variáveis utilizadas no mapeamento </text:span>–<text:span text:style-name="T56"> as vinte e quatro primeiras variáveis da publicação de 2018 </text:span>– <text:span text:style-name="T56">em formato tabular e sem geometria. Essa base é entregue pela Diretoria de Informática do IBGE e contém dados sigilosos, com acesso restrito </text:span><text:span text:style-name="T57">e que requerem cuidado </text:span><text:span text:style-name="T58">em seu manuseio. </text:span><text:span text:style-name="T67">Formato: Qualquer formato tabular com suporte no </text:span><text:span text:style-name="T7">GDAL</text:span><text:span text:style-name="T67"> que acompanha o pacote </text:span><text:span text:style-name="T7">{sf}</text:span><text:span text:style-name="T67">. Recomenda-se o G</text:span><text:span text:style-name="T7">eopackage</text:span><text:span text:style-name="T67"> (</text:span><text:span text:style-name="T7">“.gpkg”</text:span><text:span text:style-name="T67">).</text:span></text:p>
        </text:list-item>
        <text:list-item>
          <text:p text:style-name="P30"><text:span text:style-name="T20">Setores Censitários</text:span> – <text:span text:style-name="T60">Malha dos</text:span><text:span text:style-name="T58"> Setores Censitários obtidos em </text:span><text:a xlink:type="simple" xlink:href="https://www.ibge.gov.br/geociencias/organizacao-do-territorio/malhas-territoriais/26565-malhas-de-setores-censitarios-divisoes-intramunicipais.html" text:style-name="Internet_20_link" text:visited-style-name="Visited_20_Internet_20_Link"><text:span text:style-name="T58">sítio eletrônico do IBGE</text:span></text:a><text:span text:style-name="T58">, consolidados a nível nacional, </text:span><text:span text:style-name="T59">com feições geométricas. </text:span><text:span text:style-name="T67">Formato: G</text:span><text:span text:style-name="T7">eopackage</text:span><text:span text:style-name="T67"> (</text:span><text:span text:style-name="T7">“.gpkg”</text:span><text:span text:style-name="T67">) ou S</text:span><text:span text:style-name="T7">hapefile </text:span><text:span text:style-name="T67">(</text:span><text:span text:style-name="T7">“.shp”</text:span><text:span text:style-name="T67">).</text:span></text:p>
        </text:list-item>
        <text:list-item>
          <text:p text:style-name="P30"><text:span text:style-name="T20">Base de Municípios</text:span> – <text:span text:style-name="T61">Malha Municipal</text:span><text:span text:style-name="T59"> </text:span><text:span text:style-name="T58">obtid</text:span><text:span text:style-name="T61">a</text:span><text:span text:style-name="T58"> em </text:span><text:a xlink:type="simple" xlink:href="https://www.ibge.gov.br/geociencias/organizacao-do-territorio/malhas-territoriais/15774-malhas.html" text:style-name="Internet_20_link" text:visited-style-name="Visited_20_Internet_20_Link"><text:span text:style-name="T58">sítio eletrônico do IBGE</text:span></text:a><text:span text:style-name="T58">, </text:span><text:span text:style-name="T59">a nível nacional, com feições geométricas.</text:span><text:span text:style-name="T58"> </text:span><text:span text:style-name="T67">Formato: G</text:span><text:span text:style-name="T7">eopackage</text:span><text:span text:style-name="T67"> (</text:span><text:span text:style-name="T7">“.gpkg”</text:span><text:span text:style-name="T67">) ou S</text:span><text:span text:style-name="T7">hapefile </text:span><text:span text:style-name="T67">(</text:span><text:span text:style-name="T7">“.shp”</text:span><text:span text:style-name="T67">).</text:span></text:p>
        </text:list-item>
      </text:list>
      <text:list text:style-name="L3">
        <text:list-item>
          <text:p text:style-name="P68">As bases de Faces SISMAP e CNEFE, os Setores Censitários e a Base de Municípios devem todos <text:span text:style-name="T65">ter </text:span><text:span text:style-name="T62">o </text:span>mesmo ano de referência. </text:p>
        </text:list-item>
        <text:list-item>
          <text:p text:style-name="P68"><text:span text:style-name="T64">Os </text:span><text:span text:style-name="T4">scripts</text:span><text:span text:style-name="T64"> não cobrem os procedimentos de aquisição e consolidação das bases utilizadas.</text:span></text:p>
        </text:list-item>
        <text:list-item>
          <text:p text:style-name="P69">Todas as colunas especificadas durante o processamento devem ser do tipo “texto”, com exceção das variáveis de mapeamento da base de Faces – CNEFE, que devem ser do tipo “numérico”.</text:p>
        </text:list-item>
      </text:list>
      <text:p text:style-name="P12">No procedimento de produção dos kits, é necessário a utilização dos produtos dos <text:span text:style-name="T2">scripts</text:span><text:span text:style-name="T29"> </text:span><text:span text:style-name="T2">“ver_area_risco.R”</text:span><text:span text:style-name="T29"> e </text:span><text:span text:style-name="T2">“ver_face_sismap.R”</text:span><text:span text:style-name="T29">, devendo ser previamente localizados. </text:span><text:span text:style-name="T31">São eles:</text:span></text:p>
      <text:list text:style-name="L4">
        <text:list-item>
          <text:p text:style-name="P70"><text:span text:style-name="T22">Áreas de Risco </text:span><text:span text:style-name="T23">corrigidas</text:span><text:span text:style-name="T32"> – Base de áreas de risco corrigida produzida no </text:span><text:span text:style-name="T5">script</text:span><text:span text:style-name="T32"> </text:span><text:span text:style-name="T5">“ver_area_risco.R”</text:span><text:span text:style-name="T32">, com multipolígonos separados, duplicatas removidas e tipologia normalizada. É utilizada como Base de Áreas de Risco, e deve ser processada posteriormente para entrega, com a padronização das colunas em conformidade com a metodologia da BATER. </text:span><text:span text:style-name="T35">Formato: G</text:span><text:span text:style-name="T7">eopackage</text:span><text:span text:style-name="T35"> (</text:span><text:span text:style-name="T7">“.gpkg”</text:span><text:span text:style-name="T35">).</text:span></text:p>
        </text:list-item>
        <text:list-item>
          <text:p text:style-name="P71"><text:soft-page-break/><text:span text:style-name="T23">F</text:span><text:span text:style-name="T20">aces avaliadas – SISMAP</text:span><text:span text:style-name="T29"> </text:span><text:span text:style-name="T32">–</text:span><text:span text:style-name="T29"> </text:span><text:span text:style-name="T33">Base de Faces de Logradouro </text:span><text:span text:style-name="T29">do SISMAP </text:span><text:span text:style-name="T34">com </text:span><text:span text:style-name="T29">avalia</text:span><text:span text:style-name="T34">ção</text:span><text:span text:style-name="T29">, em formato </text:span><text:span text:style-name="T2">Parquet</text:span><text:span text:style-name="T29"> (</text:span><text:span text:style-name="T2">“.parquet”</text:span><text:span text:style-name="T29">), sem geometria, produzida no </text:span><text:span text:style-name="T2">script</text:span><text:span text:style-name="T29"> </text:span><text:span text:style-name="T2">“ver_face_sismap.R”</text:span><text:span text:style-name="T29"> </text:span><text:span text:style-name="T34">a partir da base de Faces – SISMAP. </text:span><text:span text:style-name="T36">Formato: </text:span><text:span text:style-name="T8">Parquet </text:span><text:span text:style-name="T36">(</text:span><text:span text:style-name="T8">“.parquet’</text:span><text:span text:style-name="T36">).</text:span></text:p>
        </text:list-item>
      </text:list>
      <text:p text:style-name="P13"><text:span text:style-name="T34"/></text:p>
      <text:h text:style-name="P18" text:outline-level="2">Preparo do ambiente <text:span text:style-name="T2">R</text:span></text:h>
      <text:p text:style-name="P6">Os procedimentos foram desenvolvidos na <text:a xlink:type="simple" xlink:href="https://www.r-project.org/" text:style-name="Internet_20_link" text:visited-style-name="Visited_20_Internet_20_Link">linguagem <text:span text:style-name="T2">R</text:span></text:a>, versão 4.3.1. As biliotecas externas carregadas declarativamente no conjunto dos <text:span text:style-name="T2">scripts</text:span> <text:span text:style-name="T68">estão na tabela</text:span> abaixo, <text:span text:style-name="T69">apresentando</text:span> a identificação da versão utilizada.</text:p>
      <table:table table:name="Table1" table:style-name="Table1" table:template-name="Academic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Pacote</text:p>
          </table:table-cell>
          <table:table-cell table:style-name="Table1.A1" office:value-type="string">
            <text:p text:style-name="P9">Versão</text:p>
          </table:table-cell>
        </table:table-row>
        <table:table-row table:style-name="Table1.2">
          <table:table-cell table:style-name="Table1.A2" office:value-type="string">
            <text:p text:style-name="P10">arrow</text:p>
          </table:table-cell>
          <table:table-cell table:style-name="Table1.A2" office:value-type="string">
            <text:p text:style-name="P8">14.0.0.2</text:p>
          </table:table-cell>
        </table:table-row>
        <table:table-row table:style-name="Table1.3">
          <table:table-cell table:style-name="Table1.A2" office:value-type="string">
            <text:p text:style-name="P10">data.table</text:p>
          </table:table-cell>
          <table:table-cell table:style-name="Table1.A2" office:value-type="string">
            <text:p text:style-name="P8">1.14.10</text:p>
          </table:table-cell>
        </table:table-row>
        <table:table-row table:style-name="Table1.4">
          <table:table-cell table:style-name="Table1.A2" office:value-type="string">
            <text:p text:style-name="P10">dplyr</text:p>
          </table:table-cell>
          <table:table-cell table:style-name="Table1.A2" office:value-type="string">
            <text:p text:style-name="P8">1.1.4</text:p>
          </table:table-cell>
        </table:table-row>
        <table:table-row table:style-name="Table1.5">
          <table:table-cell table:style-name="Table1.A2" office:value-type="string">
            <text:p text:style-name="P10">lwgeom</text:p>
          </table:table-cell>
          <table:table-cell table:style-name="Table1.A2" office:value-type="string">
            <text:p text:style-name="P8">0.2-13</text:p>
          </table:table-cell>
        </table:table-row>
        <table:table-row table:style-name="Table1.6">
          <table:table-cell table:style-name="Table1.A2" office:value-type="string">
            <text:p text:style-name="P10">purrr</text:p>
          </table:table-cell>
          <table:table-cell table:style-name="Table1.A2" office:value-type="string">
            <text:p text:style-name="P8">1.0.2</text:p>
          </table:table-cell>
        </table:table-row>
        <table:table-row table:style-name="Table1.7">
          <table:table-cell table:style-name="Table1.A2" office:value-type="string">
            <text:p text:style-name="P10">rlang</text:p>
          </table:table-cell>
          <table:table-cell table:style-name="Table1.A2" office:value-type="string">
            <text:p text:style-name="P8">1.1.3</text:p>
          </table:table-cell>
        </table:table-row>
        <table:table-row table:style-name="Table1.8">
          <table:table-cell table:style-name="Table1.A2" office:value-type="string">
            <text:p text:style-name="P10">sf</text:p>
          </table:table-cell>
          <table:table-cell table:style-name="Table1.A2" office:value-type="string">
            <text:p text:style-name="P8">1.0-15</text:p>
          </table:table-cell>
        </table:table-row>
        <table:table-row table:style-name="Table1.9">
          <table:table-cell table:style-name="Table1.A2" office:value-type="string">
            <text:p text:style-name="P10">stringr</text:p>
          </table:table-cell>
          <table:table-cell table:style-name="Table1.A2" office:value-type="string">
            <text:p text:style-name="P8">1.5.1</text:p>
          </table:table-cell>
        </table:table-row>
        <table:table-row table:style-name="Table1.10">
          <table:table-cell table:style-name="Table1.A10" office:value-type="string">
            <text:p text:style-name="P10">tidyr</text:p>
          </table:table-cell>
          <table:table-cell table:style-name="Table1.A10" office:value-type="string">
            <text:p text:style-name="P8">1.3.1</text:p>
          </table:table-cell>
        </table:table-row>
      </table:table>
      <text:p text:style-name="Standard"/>
      <text:p text:style-name="P5"/>
      <text:p text:style-name="P14"><text:span text:style-name="T6"/></text:p>
      <text:p text:style-name="P15">Os pacotes podem ser instalados pela interface do <text:span text:style-name="T2">RStudio</text:span><text:span text:style-name="T29"> ou utilizando o nome do pacote entre aspas como parâmetro do seguinte comando:</text:span></text:p>
      <text:p text:style-name="P11">install.packages(“nome_do_pacote”)</text:p>
      <text:list text:style-name="L5">
        <text:list-item>
          <text:p text:style-name="P72"><text:span text:style-name="T37">Por exemplo, para instalar o pacote </text:span><text:span text:style-name="T9">{sf}</text:span><text:span text:style-name="T37">: </text:span><text:span text:style-name="T9">install.packages(“sf”)</text:span></text:p>
        </text:list-item>
        <text:list-item>
          <text:p text:style-name="P31">Para instalar vários pacotes com um único comando, agregue os nomes dentro de um vetor do <text:span text:style-name="T2">R</text:span>: <text:span text:style-name="T2">install.packages(c(“arrow”, “data.table”, “dplyr”, “purrr”))</text:span></text:p>
        </text:list-item>
      </text:list>
      <text:p text:style-name="P7"><text:soft-page-break/>A instalação dos pacotes os disponibiliza para todas as sessões de <text:span text:style-name="T2">R</text:span> que forem iniciadas após o procedimento, não sendo necessário realizá-lo novamente na mesma máquina para o mesmo usuário.</text:p>
      <text:p text:style-name="P6"/>
      <text:h text:style-name="P19" text:outline-level="2">Preparo das Faces – SISMAP: passo a passo</text:h>
      <text:list xml:id="list1003659107" text:style-name="L6">
        <text:list-item>
          <text:p text:style-name="P74">Abra o <text:span text:style-name="T2">script</text:span><text:span text:style-name="T29"> </text:span><text:span text:style-name="T2">“ver_face_sismap.R”</text:span><text:span text:style-name="T29"> no </text:span><text:span text:style-name="T2">RStudio</text:span><text:span text:style-name="T29"> ou abra </text:span><text:span text:style-name="T38">a linha de comando do </text:span><text:span text:style-name="T10">R</text:span><text:span text:style-name="T38">.</text:span></text:p>
        </text:list-item>
        <text:list-item>
          <text:p text:style-name="P77"><text:span text:style-name="T29">No </text:span><text:span text:style-name="T2">RStudio</text:span><text:span text:style-name="T29">, clique no botão </text:span><text:span text:style-name="T2">“Source”</text:span><text:span text:style-name="T29"> para executar o </text:span><text:span text:style-name="T2">script</text:span><text:span text:style-name="T29">. Caso esteja usando a linha de comando, execute </text:span><text:span text:style-name="T2">“source(‘local_do_arquivo’)”</text:span><text:span text:style-name="T29"> substituindo o </text:span><text:span text:style-name="T2">“local_do_arquivo”</text:span><text:span text:style-name="T29"> pelo caminho completo do </text:span><text:span text:style-name="T2">script</text:span><text:span text:style-name="T29">, p. ex: </text:span><text:span text:style-name="T2">“source(‘</text:span><text:a xlink:type="simple" xlink:href="../../../../../../../C:/kits-BATER/src/ver_face_sismap.R" text:style-name="Internet_20_link" text:visited-style-name="Visited_20_Internet_20_Link"><text:span text:style-name="T2">C:/kits-BATER/src/ver_face_sismap.R</text:span></text:a><text:span text:style-name="T2">’)”. </text:span></text:p>
        </text:list-item>
        <text:list-item>
          <text:p text:style-name="P32"><text:span text:style-name="T70">O </text:span><text:span text:style-name="T10">script</text:span><text:span text:style-name="T70"> pedirá uma série de informações para preparar o ambiente para o processamento:</text:span></text:p>
          <text:list>
            <text:list-item>
              <text:p text:style-name="P35"><text:span text:style-name="T20">diretório de saída:</text:span><text:span text:style-name="T51"> Selecionar a pasta onde serão salvos os arquivos de saída.</text:span></text:p>
            </text:list-item>
            <text:list-item>
              <text:p text:style-name="P42">Informações sobre a base de Faces de Logradouros – SISMAP – com geometria:</text:p>
              <text:list>
                <text:list-item>
                  <text:p text:style-name="P35"><text:span text:style-name="T20">arquivo das faces SISMAP:</text:span> Selecionar o arquivo que contém a base de faces SISMAP com geometria.</text:p>
                </text:list-item>
                <text:list-item>
                  <text:p text:style-name="P35"><text:span text:style-name="T20">base de faces SISMAP:</text:span> Selecionar a camada referente à base de faces SISMAP com geometria.</text:p>
                </text:list-item>
                <text:list-item>
                  <text:p text:style-name="P35"><text:span text:style-name="T20">faces SISMAP – ID:</text:span> Selecionar a coluna com identificador único.</text:p>
                </text:list-item>
                <text:list-item>
                  <text:p text:style-name="P35"><text:span text:style-name="T20">faces SISMAP – geocódigo:</text:span> Selecionar a coluna com o geocódigo da face com 21 dígitos.</text:p>
                </text:list-item>
                <text:list-item>
                  <text:p text:style-name="P35"><text:span text:style-name="T20">faces SISMAP - código setor:</text:span> Selecionar a coluna com o geocódigo do setor com 15 dígitos.</text:p>
                </text:list-item>
                <text:list-item>
                  <text:p text:style-name="P35"><text:soft-page-break/><text:span text:style-name="T20">faces SISMAP - código quadras:</text:span> Selecionar a coluna com o código sequencial de 3 dígitos da quadra.</text:p>
                </text:list-item>
                <text:list-item>
                  <text:p text:style-name="P35"><text:span text:style-name="T20">faces SISMAP - código faces:</text:span> Selecionar a coluna com o código sequencial de 3 dígitos da face.</text:p>
                </text:list-item>
              </text:list>
            </text:list-item>
            <text:list-item>
              <text:p text:style-name="P42">Informações sobre a base de Setores Censitários:</text:p>
              <text:list>
                <text:list-item>
                  <text:p text:style-name="P36"><text:span text:style-name="T20">arquivo dos setores:</text:span> <text:span text:style-name="T71">Selecionar o arquivo que contém a base de Setores Censitários.</text:span></text:p>
                </text:list-item>
                <text:list-item>
                  <text:p text:style-name="P36"><text:span text:style-name="T20">base de setores:</text:span> <text:span text:style-name="T71">Selecionar a camada referente à base de Setores Censitários.</text:span></text:p>
                </text:list-item>
                <text:list-item>
                  <text:p text:style-name="P36"><text:span text:style-name="T20">setores – geocódigo:</text:span> <text:span text:style-name="T71">Selecionar a coluna com o geocódigo do setor, com 15 dígitos.</text:span></text:p>
                </text:list-item>
              </text:list>
            </text:list-item>
          </text:list>
        </text:list-item>
        <text:list-item>
          <text:p text:style-name="P41">Após a entrada das informações, o <text:span text:style-name="T2">script</text:span> realizará os demais procedimentos sem a necessidade de intervenção do usuário. No final dos processos, salvará um arquivo <text:span text:style-name="T72">tabular, sem dados espaciais, </text:span>com o nome <text:span text:style-name="T2">“[nome da camada]_aval.parquet”</text:span> <text:span text:style-name="T72">contendo</text:span> as faces avaliadas no <text:span text:style-name="T72">endereço definido como </text:span>diretório de saída. Esse arquivo deverá ser utilizado no <text:span text:style-name="T2">script</text:span> de produção dos kits.</text:p>
        </text:list-item>
      </text:list>
      <text:h text:style-name="P20" text:outline-level="2">Preparo das Áreas de Risco: passo a passo</text:h>
      <text:list xml:id="list141727442784233" text:continue-numbering="true" text:style-name="L6">
        <text:list-item text:start-value="1">
          <text:p text:style-name="P75">Abra o <text:span text:style-name="T2">script</text:span><text:span text:style-name="T29"> </text:span><text:span text:style-name="T2">“ver_</text:span><text:span text:style-name="T11">area_risco</text:span><text:span text:style-name="T2">.R”</text:span><text:span text:style-name="T29"> no </text:span><text:span text:style-name="T2">RStudio</text:span><text:span text:style-name="T29"> ou abra </text:span><text:span text:style-name="T38">a linha de comando do </text:span><text:span text:style-name="T10">R</text:span><text:span text:style-name="T38">.</text:span></text:p>
        </text:list-item>
        <text:list-item>
          <text:p text:style-name="P78"><text:span text:style-name="T29">No </text:span><text:span text:style-name="T2">RStudio</text:span><text:span text:style-name="T29">, clique no botão </text:span><text:span text:style-name="T2">“Source”</text:span><text:span text:style-name="T29"> para executar o </text:span><text:span text:style-name="T2">script</text:span><text:span text:style-name="T29">. Caso esteja usando a linha de comando, execute </text:span><text:span text:style-name="T2">“source(‘local_do_arquivo’)”</text:span><text:span text:style-name="T29"> substituindo o </text:span><text:span text:style-name="T2">“local_do_arquivo”</text:span><text:span text:style-name="T29"> pelo caminho completo do </text:span><text:span text:style-name="T2">script</text:span><text:span text:style-name="T29">, p. ex: </text:span><text:span text:style-name="T2">“source(‘</text:span><text:a xlink:type="simple" xlink:href="../../../../../../../C:/kits-BATER/src/ver_face_sismap.R" text:style-name="Internet_20_link" text:visited-style-name="Visited_20_Internet_20_Link"><text:span text:style-name="T2">C:/kits-BATER/src/</text:span><text:span text:style-name="T11">ver_area_risco</text:span><text:span text:style-name="T2">.R</text:span></text:a><text:span text:style-name="T2">’)”. </text:span></text:p>
        </text:list-item>
        <text:list-item>
          <text:p text:style-name="P33"><text:span text:style-name="T70">O </text:span><text:span text:style-name="T10">script</text:span><text:span text:style-name="T70"> pedirá uma série de informações para preparar o ambiente para o processamento:</text:span></text:p>
          <text:list>
            <text:list-item>
              <text:p text:style-name="P37"><text:span text:style-name="T20">diretório de saída:</text:span><text:span text:style-name="T51"> Selecionar a pasta onde serão salvos os arquivos de saída.</text:span></text:p>
            </text:list-item>
            <text:list-item>
              <text:p text:style-name="P43">Informações sobre a base de Á<text:span text:style-name="T73">reas de Risco</text:span>:</text:p>
              <text:list>
                <text:list-item>
                  <text:p text:style-name="P49"><text:soft-page-break/><text:span text:style-name="T20">arquivo de áreas de risco:</text:span> Selecionar o arquivo que contém a base de Áreas de Risco.</text:p>
                </text:list-item>
                <text:list-item>
                  <text:p text:style-name="P49"><text:span text:style-name="T20">base de áreas de risco:</text:span> Selecionar a camada referente à base de Áreas de Risco.</text:p>
                </text:list-item>
                <text:list-item>
                  <text:p text:style-name="P73"><text:span text:style-name="T24">AR - campos de Ids:</text:span><text:span text:style-name="T44"> </text:span><text:span text:style-name="T45">Selecionar </text:span><text:span text:style-name="T46">as colunas</text:span><text:span text:style-name="T45"> caracterizadas como sendo campos de identificação únicos residuais de operações anteriores que porventura tenham sido executados nesta base.</text:span></text:p>
                </text:list-item>
                <text:list-item>
                  <text:p text:style-name="P49"><text:span text:style-name="T20">AR - geocódigo município:</text:span> <text:span text:style-name="T82">Selecionar a coluna contendo o registro do geocódigo do município com 7 dígitos.</text:span></text:p>
                </text:list-item>
                <text:list-item>
                  <text:p text:style-name="P49"><text:span text:style-name="T20">AR - nome município:</text:span> <text:span text:style-name="T82">Selecionar a coluna contendo o registro do nome do município.</text:span></text:p>
                </text:list-item>
                <text:list-item>
                  <text:p text:style-name="P49"><text:span text:style-name="T20">AR - tipologia CPRM:</text:span> <text:span text:style-name="T82">Selecionar as colunas identificadas como contendo os registros principais de tipologia do CPRM. </text:span><text:span text:style-name="T83">Não incluir colunas de detalhe dos registros </text:span><text:span text:style-name="T84">de tipologia</text:span><text:span text:style-name="T83">.</text:span></text:p>
                </text:list-item>
                <text:list-item>
                  <text:p text:style-name="P26">AR - outras tipologias: <text:s/><text:span text:style-name="T46">Selecionar as colunas identificadas como contendo </text:span><text:span text:style-name="T47">registros de tipologia de outras fontes.</text:span></text:p>
                </text:list-item>
              </text:list>
            </text:list-item>
            <text:list-item>
              <text:p text:style-name="P52">Informações sobre a base de Municípios:</text:p>
              <text:list>
                <text:list-item>
                  <text:p text:style-name="P59"><text:span text:style-name="T20">arquivo de municípios:</text:span> <text:span text:style-name="T86">Selecionar o arquivo que contém a Base de Municípios.</text:span></text:p>
                </text:list-item>
                <text:list-item>
                  <text:p text:style-name="P59"><text:span text:style-name="T20">base de municípios:</text:span> <text:span text:style-name="T86">Selecionar a camada referente à base de Municípios.</text:span></text:p>
                </text:list-item>
                <text:list-item>
                  <text:p text:style-name="P59"><text:span text:style-name="T20">municípios – geocódigo:</text:span> <text:span text:style-name="T86">Selecionar a coluna que contém o geocódigo do município, com 7 dígitos.</text:span></text:p>
                </text:list-item>
                <text:list-item>
                  <text:p text:style-name="P27">municípios – nome: <text:span text:style-name="T48">Selecionar a coluna que contém o nome do município.</text:span></text:p>
                </text:list-item>
              </text:list>
            </text:list-item>
          </text:list>
        </text:list-item>
        <text:list-item>
          <text:p text:style-name="P54"><text:soft-page-break/>Após a finalização da entrada de informações, o <text:span text:style-name="T2">script</text:span> executará uma série de procedimentos: Separar as feições com geometria composta (<text:span text:style-name="T2">“MULTIPOLYGON”</text:span>) em elementos simples (<text:span text:style-name="T2">“POLYGON”</text:span>) – <text:s/>repetindo os valores tabulares originais para todos os elementos derivados; Eliminar as feições duplicatas – que apresentam todas as colunas iguais, salvo as sinalizadas como identificador único; e registrar as feições com geometria igual mas com diferenças em outras colunas. Finalizado esse processo, o <text:span text:style-name="T2">script</text:span> irá extrair as palavras que não sejam conectivos (“de”, “da”, “do”, “e”, “em”, etc.) e criará listas de seleção das palavras-chave:</text:p>
          <text:list>
            <text:list-item>
              <text:p text:style-name="P54"><text:span text:style-name="T20">GEOLÓGICO:</text:span> <text:span text:style-name="T75">Selecionar as palavras utilizadas exclusivamente na descrição de risco de desastres geológicos. Utilize a tecla </text:span><text:span text:style-name="T12">CTRL</text:span><text:span text:style-name="T75"> para selecionar mais de um elemento da lista.</text:span></text:p>
            </text:list-item>
            <text:list-item>
              <text:p text:style-name="P55"><text:span text:style-name="T20">HIDROLÓGICO:</text:span> <text:span text:style-name="T75">Selecionar as palavras utilizadas exclusivamente na descrição de risco de desastres hidrológicos. Utilize a tecla </text:span><text:span text:style-name="T12">CTRL</text:span><text:span text:style-name="T75"> para selecionar mais de um elemento da lista.</text:span></text:p>
              <text:p text:style-name="P67">&lt; <text:span text:style-name="T85">exemplos das listas com palavras-chave selecionadas &gt;</text:span></text:p>
            </text:list-item>
          </text:list>
        </text:list-item>
        <text:list-item>
          <text:p text:style-name="P56">Finalizado a normalização da tipologia, o <text:span text:style-name="T2">script</text:span> irá uma salvar série de arquivos no endereço definido como diretório de saída:</text:p>
          <text:list>
            <text:list-item>
              <text:p text:style-name="P65"><text:span text:style-name="T20">[</text:span><text:span text:style-name="T2">base de áreas de risco</text:span><text:span text:style-name="T20">]_erro_mun.gpkg:</text:span> <text:span text:style-name="T92">Arquivo com as feições de áreas de risco cujo município de maior sobreposição espacial é diferente daquele registrado na coluna de geocódigo do município.</text:span></text:p>
            </text:list-item>
            <text:list-item>
              <text:p text:style-name="P66"><text:span text:style-name="T20">[</text:span><text:span text:style-name="T2">base de áreas de risco</text:span><text:span text:style-name="T20">]_proc.gpkg:</text:span> <text:span text:style-name="T93">Base de Áreas de </text:span><text:span text:style-name="T95">R</text:span><text:span text:style-name="T93">isco corrigida com multipolígonos separados, duplicatas removidas e tipologia normalizada. </text:span><text:span text:style-name="T92">D</text:span><text:span text:style-name="T94">everá ser utilizado no </text:span><text:span text:style-name="T18">script</text:span><text:span text:style-name="T94"> de produção dos kits.</text:span><text:span text:style-name="T93"> </text:span></text:p>
            </text:list-item>
            <text:list-item>
              <text:p text:style-name="P65"><text:span text:style-name="T20">[</text:span><text:span text:style-name="T2">base de áreas de risco</text:span><text:span text:style-name="T20">]_erro_mun.ods:</text:span> <text:span text:style-name="T96">Tabela </text:span><text:span text:style-name="T97">com o quantitativo de áreas de risco com localização em município diferente do registrado, agregado por combinaçõ</text:span><text:span text:style-name="T98">es</text:span><text:span text:style-name="T97"> de município de registro X município de maior sobreposição espacial.</text:span></text:p>
            </text:list-item>
            <text:list-item>
              <text:p text:style-name="P65"><text:soft-page-break/><text:span text:style-name="T20">[</text:span><text:span text:style-name="T2">base de áreas de risco</text:span><text:span text:style-name="T20">]_duplicadas.ods: </text:span><text:span text:style-name="T99">Tabela com o quantitativo de feições todos os campos duplicados e feições com geometria duplicada agregado por município.</text:span></text:p>
            </text:list-item>
          </text:list>
        </text:list-item>
        <text:list-item>
          <text:p text:style-name="P57">Avalie a existência de feições com a coluna <text:span text:style-name="T2">tipo_norm</text:span> contendo o texto <text:span text:style-name="T2">“erro”</text:span> no arquivo “<text:span text:style-name="T2">[base de áreas de risco]_proc.gpkg”.</text:span> <text:span text:style-name="T77">Caso positivo, i</text:span>dentifique através das colunas de tipologia destas feições a existência de termos que não tenham sido incluídos como palavra-chave no procedimento. <text:span text:style-name="T76">Execute o </text:span><text:span text:style-name="T13">script</text:span><text:span text:style-name="T76"> mais uma vez, certificando-se de adicionar os termos identificados na seleção de palavras-chave das tipologias.</text:span></text:p>
        </text:list-item>
      </text:list>
      <text:h text:style-name="P21" text:outline-level="2">Produção dos kits: passo a passo</text:h>
      <text:list text:continue-numbering="true" text:style-name="L6">
        <text:list-item text:start-value="1">
          <text:p text:style-name="P76">Abra o <text:span text:style-name="T2">script</text:span><text:span text:style-name="T29"> </text:span><text:span text:style-name="T2">“</text:span><text:span text:style-name="T14">producao_kits</text:span><text:span text:style-name="T2">.R”</text:span><text:span text:style-name="T29"> no </text:span><text:span text:style-name="T2">RStudio</text:span><text:span text:style-name="T29"> ou abra </text:span><text:span text:style-name="T38">a linha de comando do </text:span><text:span text:style-name="T10">R</text:span><text:span text:style-name="T38">.</text:span></text:p>
        </text:list-item>
        <text:list-item>
          <text:p text:style-name="P79"><text:span text:style-name="T29">No </text:span><text:span text:style-name="T2">RStudio</text:span><text:span text:style-name="T29">, clique no botão </text:span><text:span text:style-name="T2">“Source”</text:span><text:span text:style-name="T29"> para executar o </text:span><text:span text:style-name="T2">script</text:span><text:span text:style-name="T29">. Caso esteja usando a linha de comando, execute </text:span><text:span text:style-name="T2">“source(‘local_do_arquivo’)”</text:span><text:span text:style-name="T29"> substituindo o </text:span><text:span text:style-name="T2">“local_do_arquivo”</text:span><text:span text:style-name="T29"> pelo caminho completo do </text:span><text:span text:style-name="T2">script</text:span><text:span text:style-name="T29">, p. ex: </text:span><text:span text:style-name="T2">“source(‘</text:span><text:a xlink:type="simple" xlink:href="../../../../../../../C:/kits-BATER/src/ver_face_sismap.R" text:style-name="Internet_20_link" text:visited-style-name="Visited_20_Internet_20_Link"><text:span text:style-name="T2">C:/kits-BATER/src/</text:span><text:span text:style-name="T14">producao_kits</text:span><text:span text:style-name="T2">.R</text:span></text:a><text:span text:style-name="T2">’)”. </text:span></text:p>
        </text:list-item>
        <text:list-item>
          <text:p text:style-name="P34"><text:span text:style-name="T70">O </text:span><text:span text:style-name="T10">script</text:span><text:span text:style-name="T70"> pedirá uma série de informações para preparar o ambiente para o processamento:</text:span></text:p>
          <text:list>
            <text:list-item>
              <text:p text:style-name="P38"><text:span text:style-name="T20">diretório de saída:</text:span><text:span text:style-name="T51"> Selecionar a pasta onde serão salvos os arquivos de saída. </text:span><text:span text:style-name="T54">As pastas dos municípios com as bases de mapeamento serão salvas na subpasta </text:span><text:span text:style-name="T25">“kits/”</text:span><text:span text:style-name="T54"> dentro deste diretório.</text:span></text:p>
            </text:list-item>
            <text:list-item>
              <text:p text:style-name="P44">Informações sobre a <text:span text:style-name="T78">tabela de Faces Avaliadas – SISMAP</text:span>:</text:p>
              <text:list>
                <text:list-item>
                  <text:p text:style-name="P80"><text:span text:style-name="T20">arquivo de avaliação faces:</text:span> <text:span text:style-name="T87">Selecionar o arquivo que contém a tabela de Faces avaliadas – SISMAP, produzidas no </text:span><text:span text:style-name="T15">script “</text:span><text:span text:style-name="T16">ver_face_sismap.R”</text:span><text:span text:style-name="T66"> </text:span><text:span text:style-name="T87">e obrigatoriamente em formato </text:span><text:span text:style-name="T15">“Parquet”</text:span><text:span text:style-name="T87">.</text:span></text:p>
                </text:list-item>
                <text:list-item>
                  <text:p text:style-name="P80"><text:span text:style-name="T20">avaliação faces – ID:</text:span> <text:span text:style-name="T88">Selecionar a coluna com identificador único, </text:span><text:span text:style-name="T87">comum à base de Faces de Logradouros – SISMAP – com geometria.</text:span></text:p>
                </text:list-item>
              </text:list>
            </text:list-item>
            <text:list-item>
              <text:p text:style-name="P45">Informações sobre a base de Á<text:span text:style-name="T73">reas de Risco</text:span>:</text:p>
              <text:list>
                <text:list-item>
                  <text:p text:style-name="P50"><text:soft-page-break/><text:span text:style-name="T20">arquivo de áreas de risco:</text:span> Selecionar o arquivo que contém a base de Áreas de Risco.</text:p>
                </text:list-item>
                <text:list-item>
                  <text:p text:style-name="P50"><text:span text:style-name="T20">base de áreas de risco:</text:span> Selecionar a camada referente à base de Áreas de Risco.</text:p>
                </text:list-item>
                <text:list-item>
                  <text:p text:style-name="P51"><text:span text:style-name="T20">AR - geocódigo município:</text:span> <text:span text:style-name="T82">Selecionar a coluna contendo o registro do geocódigo do município com 7 dígitos.</text:span></text:p>
                </text:list-item>
              </text:list>
            </text:list-item>
            <text:list-item>
              <text:p text:style-name="P46">Informações sobre a base de Faces de Logradouros – SISMAP – com geometria:</text:p>
              <text:list>
                <text:list-item>
                  <text:p text:style-name="P39"><text:span text:style-name="T20">arquivo das faces SISMAP:</text:span> Selecionar o arquivo que contém a base de faces SISMAP com geometria.</text:p>
                </text:list-item>
                <text:list-item>
                  <text:p text:style-name="P39"><text:span text:style-name="T20">base de faces SISMAP:</text:span> Selecionar a camada referente à base de faces SISMAP com geometria.</text:p>
                </text:list-item>
                <text:list-item>
                  <text:p text:style-name="P39"><text:span text:style-name="T20">faces SISMAP – geocódigo:</text:span> Selecionar a coluna com o geocódigo da face com 21 dígitos.</text:p>
                </text:list-item>
                <text:list-item>
                  <text:p text:style-name="P39"><text:span text:style-name="T20">faces SISMAP – ID:</text:span> Selecionar a coluna com identificador único.</text:p>
                </text:list-item>
              </text:list>
            </text:list-item>
            <text:list-item>
              <text:p text:style-name="P47">Informações sobre a base de Faces de Logradouros – <text:span text:style-name="T79">CNEFE </text:span><text:span text:style-name="T80">com as variáveis de mapeamento</text:span>:</text:p>
              <text:list>
                <text:list-item>
                  <text:p text:style-name="P61"><text:span text:style-name="T20">arquivo das faces CNEFE:</text:span> <text:span text:style-name="T89">Selecionar o arquivo que contém a base de Faces – CNEFE.</text:span></text:p>
                </text:list-item>
                <text:list-item>
                  <text:p text:style-name="P61"><text:span text:style-name="T20">base de faces CNEFE:</text:span> <text:span text:style-name="T89">Selecionar a camada referente à base de Faces - CNEFE</text:span></text:p>
                </text:list-item>
                <text:list-item>
                  <text:p text:style-name="P62"><text:span text:style-name="T20">faces CNEFE – geocódigo:</text:span> <text:span text:style-name="T88">Selecionar a coluna com o geocódigo da face com 21 dígitos.</text:span></text:p>
                </text:list-item>
                <text:list-item>
                  <text:p text:style-name="P63"><text:bookmark-start text:name="__RefNumPara__1240_3870214326"/><text:soft-page-break/><text:span text:style-name="T20">faces CNEFE – V001:</text:span> <text:span text:style-name="T89">Selecionar a coluna identificada como a primeira contendo as variáveis utilizadas no mapeamento. Todas as colunas </text:span><text:span text:style-name="T90">entre essa variável e a próxima</text:span><text:span text:style-name="T89"> devem ser do tipo numérica.</text:span><text:bookmark-end text:name="__RefNumPara__1240_3870214326"/></text:p>
                </text:list-item>
                <text:list-item>
                  <text:p text:style-name="P64"><text:span text:style-name="T20">faces CNEFE – V024:</text:span> <text:span text:style-name="T89">Selecionar a coluna identificada como a última contendo as variáveis utilizadas no mapeamento. Todas as colunas </text:span><text:span text:style-name="T90">entre a variável anterior e </text:span><text:span text:style-name="T89">essa variáve</text:span><text:span text:style-name="T90">l</text:span><text:span text:style-name="T89"> devem ser do tipo numérica. </text:span><text:span text:style-name="T91">O </text:span><text:span text:style-name="T17">script</text:span><text:span text:style-name="T91"> não restringe a utilização de um conjunto de variáveis maior ou menor que as 24 da publicação.</text:span></text:p>
                </text:list-item>
              </text:list>
            </text:list-item>
            <text:list-item>
              <text:p text:style-name="P48">Informações sobre a base de Setores Censitários:</text:p>
              <text:list>
                <text:list-item>
                  <text:p text:style-name="P40"><text:span text:style-name="T20">arquivo dos setores:</text:span> <text:span text:style-name="T71">Selecionar o arquivo que contém a base de Setores Censitários.</text:span></text:p>
                </text:list-item>
                <text:list-item>
                  <text:p text:style-name="P40"><text:span text:style-name="T20">base de setores:</text:span> <text:span text:style-name="T71">Selecionar a camada referente à base de Setores Censitários.</text:span></text:p>
                </text:list-item>
                <text:list-item>
                  <text:p text:style-name="P40"><text:span text:style-name="T20">setores – geocódigo:</text:span> <text:span text:style-name="T71">Selecionar a coluna com o geocódigo do setor, com 15 dígitos.</text:span></text:p>
                </text:list-item>
              </text:list>
            </text:list-item>
            <text:list-item>
              <text:p text:style-name="P53">Informações sobre a base de Municípios:</text:p>
              <text:list>
                <text:list-item>
                  <text:p text:style-name="P60"><text:span text:style-name="T20">arquivo de municípios:</text:span> <text:span text:style-name="T86">Selecionar o arquivo que contém a Base de Municípios.</text:span></text:p>
                </text:list-item>
                <text:list-item>
                  <text:p text:style-name="P60"><text:span text:style-name="T20">base de municípios:</text:span> <text:span text:style-name="T86">Selecionar a camada referente à base de Municípios.</text:span></text:p>
                </text:list-item>
                <text:list-item>
                  <text:p text:style-name="P60"><text:span text:style-name="T20">municípios – geocódigo:</text:span> <text:span text:style-name="T86">Selecionar a coluna que contém o geocódigo do município, com 7 dígitos.</text:span></text:p>
                </text:list-item>
                <text:list-item>
                  <text:p text:style-name="P28">municípios – nome: <text:span text:style-name="T48">Selecionar a coluna que contém o nome do município.</text:span></text:p>
                </text:list-item>
              </text:list>
            </text:list-item>
          </text:list>
        </text:list-item>
        <text:list-item>
          <text:p text:style-name="P58">O <text:span text:style-name="T2">script</text:span> executará uma série de procedimentos em <text:span text:style-name="T2">loop</text:span>, separando as bases utilizadas por município <text:span text:style-name="T74">–</text:span> <text:span text:style-name="T2">“[geocódigo]_areas_de_risco.shp”</text:span>, <text:span text:style-name="T2">“[geocódigo]_setores.shp” </text:span>e <text:span text:style-name="T2">“[geocódigo]_faces.shp” </text:span>e arquivos acessórios do<text:span text:style-name="T2"> Shapefile </text:span><text:span text:style-name="T74">–</text:span> <text:s/>e salvando em uma pasta com nome igual ao geocódigo do município dentro da subpasta <text:span text:style-name="T2">“kits/”,</text:span> no endereço <text:soft-page-break/>definido como diretório de saída. O <text:span text:style-name="T2">script</text:span> produzirá também o arquivo <text:span text:style-name="T2">“avaliacao.ods”</text:span> contendo <text:span text:style-name="T81">o quantitativo</text:span> das classes de faces e<text:span text:style-name="T81">m</text:span> sua relação com áreas de risco <text:span text:style-name="T81">por município</text:span>, localizado na raiz do diretório de saída.</text:p>
          <text:p text:style-name="P81"><text:span text:style-name="T49">&lt; </text:span><text:span text:style-name="T50">exemplo de estrutura das pastas de saida &gt;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ans3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2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top="0in" fo:margin-bottom="0.2402in" style:contextual-spacing="false" fo:line-height="150%" fo:text-align="justify" style:justify-single-word="false" fo:text-indent="0.2598in" style:auto-text-indent="false"/>
      <style:text-properties fo:language="pt" fo:country="BR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Default_20_Drawing_20_Style" style:display-name="Default Drawing Style" style:family="paragraph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8pt" style:font-size-asian="48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8pt" style:font-size-asian="48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Noto Sans1" style:font-family-asian="'Noto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>
      <style:paragraph-properties fo:margin-top="0.1957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.1571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top="0.1173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top="0.07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top="0.039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top="0.039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top="0.039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top="0.039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top="0.039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>
      <style:paragraph-properties fo:margin-left="0.0598in" fo:margin-top="0in" fo:margin-bottom="0.6402in" style:contextual-spacing="false" fo:line-height="150%" fo:text-align="center" style:justify-single-word="false" fo:text-indent="0in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>
      <style:paragraph-properties fo:margin-left="0.2362in" fo:text-indent="-0.2362in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g-none" style:family="paragraph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gray" style:family="paragraph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dark-gray" style:family="paragraph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ack" style:family="paragraph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ack-with-border" style:family="paragraph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gray-with-border" style:family="paragraph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white" style:family="paragraph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white-with-border" style:family="paragraph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-title" style:family="paragraph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ue-title-with-border" style:family="paragraph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ue-banded" style:family="paragraph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-normal" style:family="paragraph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-title" style:family="paragraph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orange-title-with-border" style:family="paragraph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orange-banded" style:family="paragraph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-normal" style:family="paragraph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eal-title" style:family="paragraph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teal-title-with-border" style:family="paragraph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teal-banded" style:family="paragraph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eal-normal" style:family="paragraph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title" style:family="paragraph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title-with-border" style:family="paragraph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banded" style:family="paragraph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normal" style:family="paragraph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2362in" fo:text-indent="-0.2362in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1957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1571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1173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07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39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39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39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39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39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2in" fo:margin-top="0.1402in" fo:margin-bottom="0.3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line-height="150%" fo:text-align="center" style:justify-single-word="false"/>
      <style:text-properties style:font-name="Liberation Sans3" fo:font-family="'Liberation Sans'" style:font-style-name="Bold" style:font-family-generic="swiss" style:font-pitch="variable" fo:font-size="26pt" fo:language="pt" fo:country="BR" fo:font-weight="bold" style:font-size-asian="18pt" style:font-weight-asian="bold" style:font-size-complex="18pt" style:font-weight-complex="bold"/>
    </style:style>
    <style:style style:name="default" style:family="paragraph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style="italic" fo:font-weight="bold" style:font-style-asian="italic" style:font-weight-asian="bold" style:font-style-complex="italic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rsid="007945ef" officeooo:paragraph-rsid="007945ef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6T11:24:26.519147944</meta:creation-date>
    <dc:date>2024-01-28T14:16:27.597332862</dc:date>
    <meta:editing-duration>PT15H17M57S</meta:editing-duration>
    <meta:editing-cycles>94</meta:editing-cycles>
    <meta:generator>LibreOffice/7.6.4.1$Linux_AARCH64 LibreOffice_project/60$Build-1</meta:generator>
    <meta:document-statistic meta:table-count="1" meta:image-count="0" meta:object-count="0" meta:page-count="13" meta:paragraph-count="137" meta:word-count="2549" meta:character-count="16692" meta:non-whitespace-character-count="14311"/>
  </office:meta>
</office:document-meta>
</file>